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X80Star" svg:font-family="DX80Star"/>
    <style:font-face style:name="Lohit Devanagari1" svg:font-family="'Lohit Devanagari'"/>
    <style:font-face style:name="Wiggle" svg:font-family="Wiggle"/>
    <style:font-face style:name="함초롱" svg:font-family="함초롱"/>
    <style:font-face style:name="1HoonDdukbokki R" svg:font-family="'1HoonDdukbokki R'" style:font-pitch="variable"/>
    <style:font-face style:name="1HoonGomusin R" svg:font-family="'1HoonGomusin R'" style:font-pitch="variable"/>
    <style:font-face style:name="1HoonProvence R" svg:font-family="'1HoonProvence R'" style:font-pitch="variable"/>
    <style:font-face style:name="1HoonYunpilsupkyuk R" svg:font-family="'1HoonYunpilsupkyuk R'" style:font-pitch="variable"/>
    <style:font-face style:name="BareunBatangB" svg:font-family="BareunBatangB" style:font-pitch="variable"/>
    <style:font-face style:name="BareunDotum 1" svg:font-family="'BareunDotum 1'" style:font-pitch="variable"/>
    <style:font-face style:name="Binggrae" svg:font-family="Binggrae" style:font-pitch="variable"/>
    <style:font-face style:name="ChosunilboNM" svg:font-family="ChosunilboNM" style:font-pitch="variable"/>
    <style:font-face style:name="DX별과그대B" svg:font-family="DX별과그대B" style:font-pitch="variable"/>
    <style:font-face style:name="DX세필명조 L" svg:font-family="'DX세필명조 L'" style:font-pitch="variable"/>
    <style:font-face style:name="DX영화자막 M" svg:font-family="'DX영화자막 M'" style:font-pitch="variable"/>
    <style:font-face style:name="GyeonggiBatang Bold" svg:font-family="'GyeonggiBatang Bold'" style:font-pitch="variable"/>
    <style:font-face style:name="Iropke Batang Medium" svg:font-family="'Iropke Batang Medium'" style:font-pitch="variable"/>
    <style:font-face style:name="Maplestory" svg:font-family="Maplestory" style:font-pitch="variable"/>
    <style:font-face style:name="OSeong and HanEum Regular" svg:font-family="'OSeong and HanEum Regular'" style:font-pitch="variable"/>
    <style:font-face style:name="SeoulHangang CM" svg:font-family="'SeoulHangang CM'" style:font-pitch="variable"/>
    <style:font-face style:name="SeoulNamsan CM" svg:font-family="'SeoulNamsan CM'" style:font-pitch="variable"/>
    <style:font-face style:name="THEGaeideuk" svg:font-family="THEGaeideuk" style:font-pitch="variable"/>
    <style:font-face style:name="Typo_HelloPOP 테두리M" svg:font-family="'Typo_HelloPOP 테두리M'" style:font-pitch="variable"/>
    <style:font-face style:name="drfont_daraehand" svg:font-family="drfont_daraehan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44cm"/>
        </style:tab-stops>
      </style:paragraph-properties>
      <style:text-properties style:font-name="DX영화자막 M" fo:font-size="30pt" officeooo:rsid="001995c7" officeooo:paragraph-rsid="001a9556" style:font-size-asian="30pt" style:font-size-complex="30pt"/>
    </style:style>
    <style:style style:name="T1" style:family="text">
      <style:text-properties style:font-name-asian="BareunBatangB"/>
    </style:style>
    <style:style style:name="T2" style:family="text">
      <style:text-properties officeooo:rsid="0019fc61" style:font-name-asian="BareunDotum 1"/>
    </style:style>
    <style:style style:name="T3" style:family="text">
      <style:text-properties style:font-name-asian="Binggrae"/>
    </style:style>
    <style:style style:name="T4" style:family="text">
      <style:text-properties style:font-name-asian="drfont_daraehand"/>
    </style:style>
    <style:style style:name="T5" style:family="text">
      <style:text-properties style:font-name-asian="DX별과그대B"/>
    </style:style>
    <style:style style:name="T6" style:family="text">
      <style:text-properties style:font-name-asian="DX세필명조 L"/>
    </style:style>
    <style:style style:name="T7" style:family="text">
      <style:text-properties style:font-name-asian="GyeonggiBatang Bold"/>
    </style:style>
    <style:style style:name="T8" style:family="text">
      <style:text-properties style:font-name-asian="함초롱"/>
    </style:style>
    <style:style style:name="T9" style:family="text">
      <style:text-properties officeooo:rsid="001a9556"/>
    </style:style>
    <style:style style:name="T10" style:family="text">
      <style:text-properties style:font-name-asian="1HoonDdukbokki R"/>
    </style:style>
    <style:style style:name="T11" style:family="text">
      <style:text-properties style:font-name-asian="1HoonGomusin R"/>
    </style:style>
    <style:style style:name="T12" style:family="text">
      <style:text-properties style:font-name-asian="1HoonProvence R"/>
    </style:style>
    <style:style style:name="T13" style:family="text">
      <style:text-properties style:font-name-asian="1HoonYunpilsupkyuk R"/>
    </style:style>
    <style:style style:name="T14" style:family="text">
      <style:text-properties style:font-name-asian="Iropke Batang Medium"/>
    </style:style>
    <style:style style:name="T15" style:family="text">
      <style:text-properties style:font-name-asian="ChosunilboNM"/>
    </style:style>
    <style:style style:name="T16" style:family="text">
      <style:text-properties style:font-name-asian="Maplestory"/>
    </style:style>
    <style:style style:name="T17" style:family="text">
      <style:text-properties style:font-name-asian="NanumGothic"/>
    </style:style>
    <style:style style:name="T18" style:family="text">
      <style:text-properties style:font-name-asian="OSeong and HanEum Regular"/>
    </style:style>
    <style:style style:name="T19" style:family="text">
      <style:text-properties style:font-name-asian="SeoulHangang CM"/>
    </style:style>
    <style:style style:name="T20" style:family="text">
      <style:text-properties style:font-name-asian="SeoulNamsan CM"/>
    </style:style>
    <style:style style:name="T21" style:family="text">
      <style:text-properties style:font-name-asian="THEGaeideuk"/>
    </style:style>
    <style:style style:name="T22" style:family="text">
      <style:text-properties style:font-name-asian="Wiggle"/>
    </style:style>
    <style:style style:name="T23" style:family="text">
      <style:text-properties style:font-name-asian="Typo_HelloPOP 테두리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가</text:span><text:span text:style-name="T2">가</text:span><text:span text:style-name="T3">가</text:span><text:span text:style-name="T4">가</text:span><text:span text:style-name="T5">가</text:span><text:span text:style-name="T6">가</text:span><text:span text:style-name="T7">가</text:span><text:span text:style-name="T22">가</text:span><text:span text:style-name="T8">(함초롱8)</text:span><text:span text:style-name="T23">가</text:span><text:span text:style-name="T10">가</text:span><text:span text:style-name="T11">가</text:span><text:span text:style-name="T12">가</text:span><text:span text:style-name="T13">가</text:span><text:span text:style-name="T14">가</text:span><text:span text:style-name="T15">가</text:span><text:span text:style-name="T16">가</text:span><text:span text:style-name="T17">가</text:span><text:span text:style-name="T18">가</text:span><text:span text:style-name="T19">가</text:span><text:span text:style-name="T20">가</text:span><text:span text:style-name="T21">가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X80Star" svg:font-family="DX80Star"/>
    <style:font-face style:name="Lohit Devanagari1" svg:font-family="'Lohit Devanagari'"/>
    <style:font-face style:name="Wiggle" svg:font-family="Wiggle"/>
    <style:font-face style:name="함초롱" svg:font-family="함초롱"/>
    <style:font-face style:name="1HoonDdukbokki R" svg:font-family="'1HoonDdukbokki R'" style:font-pitch="variable"/>
    <style:font-face style:name="1HoonGomusin R" svg:font-family="'1HoonGomusin R'" style:font-pitch="variable"/>
    <style:font-face style:name="1HoonProvence R" svg:font-family="'1HoonProvence R'" style:font-pitch="variable"/>
    <style:font-face style:name="1HoonYunpilsupkyuk R" svg:font-family="'1HoonYunpilsupkyuk R'" style:font-pitch="variable"/>
    <style:font-face style:name="BareunBatangB" svg:font-family="BareunBatangB" style:font-pitch="variable"/>
    <style:font-face style:name="BareunDotum 1" svg:font-family="'BareunDotum 1'" style:font-pitch="variable"/>
    <style:font-face style:name="Binggrae" svg:font-family="Binggrae" style:font-pitch="variable"/>
    <style:font-face style:name="ChosunilboNM" svg:font-family="ChosunilboNM" style:font-pitch="variable"/>
    <style:font-face style:name="DX별과그대B" svg:font-family="DX별과그대B" style:font-pitch="variable"/>
    <style:font-face style:name="DX세필명조 L" svg:font-family="'DX세필명조 L'" style:font-pitch="variable"/>
    <style:font-face style:name="DX영화자막 M" svg:font-family="'DX영화자막 M'" style:font-pitch="variable"/>
    <style:font-face style:name="GyeonggiBatang Bold" svg:font-family="'GyeonggiBatang Bold'" style:font-pitch="variable"/>
    <style:font-face style:name="Iropke Batang Medium" svg:font-family="'Iropke Batang Medium'" style:font-pitch="variable"/>
    <style:font-face style:name="Maplestory" svg:font-family="Maplestory" style:font-pitch="variable"/>
    <style:font-face style:name="OSeong and HanEum Regular" svg:font-family="'OSeong and HanEum Regular'" style:font-pitch="variable"/>
    <style:font-face style:name="SeoulHangang CM" svg:font-family="'SeoulHangang CM'" style:font-pitch="variable"/>
    <style:font-face style:name="SeoulNamsan CM" svg:font-family="'SeoulNamsan CM'" style:font-pitch="variable"/>
    <style:font-face style:name="THEGaeideuk" svg:font-family="THEGaeideuk" style:font-pitch="variable"/>
    <style:font-face style:name="Typo_HelloPOP 테두리M" svg:font-family="'Typo_HelloPOP 테두리M'" style:font-pitch="variable"/>
    <style:font-face style:name="drfont_daraehand" svg:font-family="drfont_daraehan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3:28:33.738874110</meta:creation-date>
    <dc:date>2019-06-12T13:51:31.856310651</dc:date>
    <meta:editing-duration>PT22M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6" meta:character-count="27" meta:non-whitespace-character-count="27"/>
  </office:meta>
</office:document-meta>
</file>